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5" style:family="paragraph" style:parent-style-name="Standard">
      <style:text-properties fo:font-size="14pt" officeooo:rsid="00129e76" officeooo:paragraph-rsid="001a9e67" style:font-size-asian="14pt" style:font-size-complex="14pt"/>
    </style:style>
    <style:style style:name="P6" style:family="paragraph" style:parent-style-name="Standard">
      <style:text-properties fo:font-size="14pt" officeooo:rsid="001a9e67" officeooo:paragraph-rsid="001a9e67" style:font-size-asian="14pt" style:font-size-complex="14pt"/>
    </style:style>
    <style:style style:name="P7" style:family="paragraph" style:parent-style-name="Standard" style:list-style-name="L2">
      <style:text-properties fo:font-size="14pt" officeooo:rsid="001a9e67" officeooo:paragraph-rsid="001a9e67" style:font-size-asian="14pt" style:font-size-complex="14pt"/>
    </style:style>
    <style:style style:name="P8" style:family="paragraph" style:parent-style-name="Standard">
      <style:text-properties fo:font-size="14pt" officeooo:rsid="0018bcb9" officeooo:paragraph-rsid="0018bcb9" style:font-size-asian="14pt" style:font-size-complex="14pt"/>
    </style:style>
    <style:style style:name="P9" style:family="paragraph" style:parent-style-name="Standard" style:list-style-name="L3">
      <style:text-properties officeooo:paragraph-rsid="001a9e67"/>
    </style:style>
    <style:style style:name="T1" style:family="text">
      <style:text-properties officeooo:rsid="0018bcb9"/>
    </style:style>
    <style:style style:name="T2" style:family="text">
      <style:text-properties officeooo:rsid="001a9e67"/>
    </style:style>
    <style:style style:name="T3" style:family="text">
      <style:text-properties fo:font-size="14pt" officeooo:rsid="001a9e67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2">23.05</text:span>.2016</text:p>
      <text:p text:style-name="P1"/>
      <text:p text:style-name="P1"/>
      <text:p text:style-name="P1"/>
      <text:p text:style-name="P5">1. <text:span text:style-name="T2">Website</text:span></text:p>
      <text:list xml:id="list7444288609176389265" text:style-name="L3">
        <text:list-item>
          <text:p text:style-name="P9"><text:span text:style-name="T3">improvements</text:span></text:p>
        </text:list-item>
        <text:list-item>
          <text:p text:style-name="P9"><text:span text:style-name="T3">remaining work</text:span></text:p>
        </text:list-item>
      </text:list>
      <text:p text:style-name="P8">2. <text:span text:style-name="T2">Database</text:span></text:p>
      <text:p text:style-name="P4"><text:span text:style-name="T1">3</text:span>. <text:span text:style-name="T2">Paypal logfile parsing</text:span></text:p>
      <text:p text:style-name="P6">4. Applications</text:p>
      <text:list xml:id="list1568742908648438957" text:style-name="L2">
        <text:list-item>
          <text:p text:style-name="P7">visuals</text:p>
        </text:list-item>
        <text:list-item>
          <text:p text:style-name="P7">common code</text:p>
        </text:list-item>
        <text:list-item>
          <text:p text:style-name="P7">android QR reader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5-23T22:25:20.897544314</dc:date>
    <meta:editing-duration>PT27M4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1" meta:paragraph-count="12" meta:word-count="30" meta:character-count="159" meta:non-whitespace-character-count="146"/>
  </office:meta>
</office:document-meta>
</file>